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02da5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102da5" officeooo:paragraph-rsid="00102da5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rsid="00108263" officeooo:paragraph-rsid="00108263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453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p install --upgrade google-cloud-texttospeech</text:p>
      <text:p text:style-name="P2">sudo apt-get install mpg321</text:p>
      <text:p text:style-name="P1">export GOOGLE_APPLICATION_CREDENTIALS="/<text:span text:style-name="T1">Pathto</text:span>/My First Project-276b42cab6e2.json"</text:p>
      <text:p text:style-name="P1"/>
      <text:p text:style-name="P3">pathi degistir bro</text:p>
      <text:p text:style-name="P4">python turkcedeneme.py</text:p>
      <text:p text:style-name="P3"><text:a xlink:type="simple" xlink:href="https://stackoverflow.com/questions/54699541/how-to-use-googles-text-to-speech-api-in-python" text:style-name="Internet_20_link" text:visited-style-name="Visited_20_Internet_20_Link">https://stackoverflow.com/questions/54699541/how-to-use-googles-text-to-speech-api-in-python</text:a></text:p>
      <text:p text:style-name="P3"/>
      <text:p text:style-name="P3">https://cloud.google.com/text-to-speech/docs/reference/libraries#client-libraries-install-pyth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1:33:17.135095537</meta:creation-date>
    <dc:date>2019-05-02T13:33:29.372913500</dc:date>
    <meta:editing-duration>PT11M5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0" meta:character-count="384" meta:non-whitespace-character-count="372"/>
  </office:meta>
</office:document-meta>
</file>